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399cm"/>
    </style:style>
    <style:style style:name="Tabelle1.B" style:family="table-column">
      <style:table-column-properties style:column-width="3.401cm"/>
    </style:style>
    <style:style style:name="Tabelle1.C" style:family="table-column">
      <style:table-column-properties style:column-width="1.905cm"/>
    </style:style>
    <style:style style:name="Tabelle1.D" style:family="table-column">
      <style:table-column-properties style:column-width="4.895cm"/>
    </style:style>
    <style:style style:name="Tabelle1.E" style:family="table-column">
      <style:table-column-properties style:column-width="3.413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fo:language="fr" fo:country="FR" officeooo:rsid="000e249c" officeooo:paragraph-rsid="000e249c"/>
    </style:style>
    <style:style style:name="P2" style:family="paragraph" style:parent-style-name="Text_20_body">
      <style:text-properties fo:language="fr" fo:country="FR" officeooo:rsid="000e86a0" officeooo:paragraph-rsid="000e86a0"/>
    </style:style>
    <style:style style:name="P3" style:family="paragraph" style:parent-style-name="Text_20_body">
      <style:text-properties fo:language="fr" fo:country="FR" officeooo:rsid="00277def" officeooo:paragraph-rsid="00277def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189e5e" officeooo:paragraph-rsid="00189e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89e5e" officeooo:paragraph-rsid="00189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89e5e" officeooo:paragraph-rsid="00277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03cc" officeooo:paragraph-rsid="00277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a15e9" officeooo:paragraph-rsid="002a15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c9cea" officeooo:paragraph-rsid="002c9c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62212" officeooo:paragraph-rsid="00277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Heading_20_1">
      <style:text-properties fo:language="fr" fo:country="FR" officeooo:rsid="000e249c" officeooo:paragraph-rsid="000e249c"/>
    </style:style>
    <style:style style:name="P13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89e5e" officeooo:paragraph-rsid="00189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89e5e" officeooo:paragraph-rsid="00277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03cc" officeooo:paragraph-rsid="002003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03cc" officeooo:paragraph-rsid="00277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5e921" officeooo:paragraph-rsid="0035e92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7323e" officeooo:paragraph-rsid="0037323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189e5e" officeooo:paragraph-rsid="00189e5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 style:list-style-name="L1">
      <style:text-properties fo:language="fr" fo:country="FR" officeooo:rsid="000e249c" officeooo:paragraph-rsid="000e249c"/>
    </style:style>
    <style:style style:name="P21" style:family="paragraph" style:parent-style-name="Text_20_body" style:list-style-name="L3">
      <style:text-properties fo:language="fr" fo:country="FR" officeooo:rsid="000e249c" officeooo:paragraph-rsid="000e249c"/>
    </style:style>
    <style:style style:name="P22" style:family="paragraph" style:parent-style-name="Text_20_body" style:list-style-name="L2">
      <style:text-properties fo:language="fr" fo:country="FR" officeooo:rsid="000e86a0" officeooo:paragraph-rsid="000e86a0"/>
    </style:style>
    <style:style style:name="P23" style:family="paragraph" style:parent-style-name="Text_20_body" style:list-style-name="L3">
      <style:text-properties fo:language="fr" fo:country="FR" officeooo:rsid="000e86a0" officeooo:paragraph-rsid="000e86a0"/>
    </style:style>
    <style:style style:name="P24" style:family="paragraph" style:parent-style-name="Text_20_body">
      <style:text-properties fo:language="fr" fo:country="FR" officeooo:rsid="00384dcf" officeooo:paragraph-rsid="00384dcf"/>
    </style:style>
    <style:style style:name="T1" style:family="text">
      <style:text-properties officeooo:rsid="00189e5e"/>
    </style:style>
    <style:style style:name="T2" style:family="text">
      <style:text-properties officeooo:rsid="000e249c"/>
    </style:style>
    <style:style style:name="T3" style:family="text">
      <style:text-properties officeooo:rsid="000e86a0"/>
    </style:style>
    <style:style style:name="T4" style:family="text">
      <style:text-properties officeooo:rsid="001188f5"/>
    </style:style>
    <style:style style:name="T5" style:family="text">
      <style:text-properties officeooo:rsid="0010b4d8"/>
    </style:style>
    <style:style style:name="T6" style:family="text">
      <style:text-properties officeooo:rsid="00191b83"/>
    </style:style>
    <style:style style:name="T7" style:family="text">
      <style:text-properties officeooo:rsid="001a2315" fo:background-color="#00a933" loext:char-shading-value="0"/>
    </style:style>
    <style:style style:name="T8" style:family="text">
      <style:text-properties officeooo:rsid="0035e921" fo:background-color="#00a933" loext:char-shading-value="0"/>
    </style:style>
    <style:style style:name="T9" style:family="text">
      <style:text-properties officeooo:rsid="001b1d4a"/>
    </style:style>
    <style:style style:name="T10" style:family="text">
      <style:text-properties officeooo:rsid="001db09a"/>
    </style:style>
    <style:style style:name="T11" style:family="text">
      <style:text-properties officeooo:rsid="001f375f"/>
    </style:style>
    <style:style style:name="T12" style:family="text">
      <style:text-properties officeooo:rsid="0025e0e2"/>
    </style:style>
    <style:style style:name="T13" style:family="text">
      <style:text-properties officeooo:rsid="00262212"/>
    </style:style>
    <style:style style:name="T14" style:family="text">
      <style:text-properties officeooo:rsid="0035e921"/>
    </style:style>
    <style:style style:name="T15" style:family="text">
      <style:text-properties officeooo:rsid="001a23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e PRM</text:p>
      <text:h text:style-name="P12" text:outline-level="1">Processeurs</text:h>
      <text:list xml:id="list275341975" text:style-name="L1">
        <text:list-item>
          <text:p text:style-name="P20">Raspberry Pi 4 B</text:p>
        </text:list-item>
        <text:list-item>
          <text:p text:style-name="P20">Microcontrôleur (PIC18F46K22-IPT)</text:p>
        </text:list-item>
      </text:list>
      <text:h text:style-name="P12" text:outline-level="1">Capteurs</text:h>
      <text:list xml:id="list1780311444" text:style-name="L2">
        <text:list-item>
          <text:p text:style-name="P22">RP<text:span text:style-name="T2">L</text:span>idar A1</text:p>
        </text:list-item>
        <text:list-item>
          <text:p text:style-name="P22">GPS</text:p>
        </text:list-item>
        <text:list-item>
          <text:p text:style-name="P22">Raspberry Pi Carte d’appareil photo V2</text:p>
        </text:list-item>
        <text:list-item>
          <text:p text:style-name="P22">4 x Capteur distance infrarouge</text:p>
        </text:list-item>
        <text:list-item>
          <text:p text:style-name="P22">Accéléromètre 3 axes</text:p>
        </text:list-item>
        <text:list-item>
          <text:p text:style-name="P22">2 x Codeur incrémental</text:p>
        </text:list-item>
      </text:list>
      <text:h text:style-name="P12" text:outline-level="1">Alimentation</text:h>
      <text:list xml:id="list1502562050" text:style-name="L3">
        <text:list-item>
          <text:p text:style-name="P21">Raspberry <text:span text:style-name="T3">Pi 4 B</text:span> (5V @ 3A) : <text:span text:style-name="T4">Raspberry + Lidar + Camera</text:span></text:p>
        </text:list-item>
        <text:list-item>
          <text:p text:style-name="P21">Microcontrôleur (3.3V @ ??A)</text:p>
        </text:list-item>
        <text:list-item>
          <text:p text:style-name="P23">Moteurs (6V @ 2.8A) + Driver moteur</text:p>
        </text:list-item>
        <text:list-item>
          <text:p text:style-name="P23">2 x Servo <text:span text:style-name="T5">(4.8-6V @ 500mA)</text:span> + Driver servos</text:p>
        </text:list-item>
      </text:list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">Alimentation</text:p>
          </table:table-cell>
          <table:table-cell table:style-name="Tabelle1.A1" office:value-type="string">
            <text:p text:style-name="P4">V</text:p>
          </table:table-cell>
          <table:table-cell table:style-name="Tabelle1.A1" office:value-type="string">
            <text:p text:style-name="P4">A</text:p>
          </table:table-cell>
          <table:table-cell table:style-name="Tabelle1.A1" office:value-type="string">
            <text:p text:style-name="P4">Convertisseur</text:p>
          </table:table-cell>
          <table:table-cell table:style-name="Tabelle1.E1" office:value-type="string">
            <text:p text:style-name="P19">Fusible : <text:span text:style-name="T15">1 fusible en entrée (@11.1V)</text:span></text:p>
          </table:table-cell>
        </table:table-row>
        <table:table-row>
          <table:table-cell table:style-name="Tabelle1.A2" office:value-type="string">
            <text:p text:style-name="P5">Servomoteurs</text:p>
          </table:table-cell>
          <table:table-cell table:style-name="Tabelle1.A2" office:value-type="string">
            <text:p text:style-name="P5">5V</text:p>
          </table:table-cell>
          <table:table-cell table:style-name="Tabelle1.A2" office:value-type="string">
            <text:p text:style-name="P5">1.<text:span text:style-name="T12">5</text:span>A</text:p>
          </table:table-cell>
          <table:table-cell table:style-name="Tabelle1.A2" office:value-type="string">
            <text:h text:style-name="P13" text:outline-level="1" text:is-list-header="true">OKI-78SR-5/1.5-W36-C</text:h>
          </table:table-cell>
          <table:table-cell table:style-name="Tabelle1.E2" office:value-type="string">
            <text:p text:style-name="P17">0.68A</text:p>
          </table:table-cell>
        </table:table-row>
        <table:table-row>
          <table:table-cell table:style-name="Tabelle1.A2" office:value-type="string">
            <text:p text:style-name="P5">Moteurs</text:p>
          </table:table-cell>
          <table:table-cell table:style-name="Tabelle1.A2" office:value-type="string">
            <text:p text:style-name="P5">5V</text:p>
          </table:table-cell>
          <table:table-cell table:style-name="Tabelle1.A2" office:value-type="string">
            <text:p text:style-name="P5">6A</text:p>
          </table:table-cell>
          <table:table-cell table:style-name="Tabelle1.A2" office:value-type="string">
            <text:p text:style-name="P5">TOS06_12SIL</text:p>
          </table:table-cell>
          <table:table-cell table:style-name="Tabelle1.E2" office:value-type="string">
            <text:p text:style-name="P18">2.7A</text:p>
          </table:table-cell>
        </table:table-row>
        <table:table-row>
          <table:table-cell table:style-name="Tabelle1.A2" office:value-type="string">
            <text:p text:style-name="P6">R<text:span text:style-name="T1">aspberry Pi 4 + cartes 5V</text:span></text:p>
          </table:table-cell>
          <table:table-cell table:style-name="Tabelle1.A2" office:value-type="string">
            <text:p text:style-name="P5">5V</text:p>
          </table:table-cell>
          <table:table-cell table:style-name="Tabelle1.A2" office:value-type="string">
            <text:p text:style-name="P5">3.<text:span text:style-name="T11">5</text:span>A</text:p>
          </table:table-cell>
          <table:table-cell table:style-name="Tabelle1.A2" office:value-type="string">
            <text:p text:style-name="P5">TOS06_12SIL</text:p>
          </table:table-cell>
          <table:table-cell table:style-name="Tabelle1.E2" office:value-type="string">
            <text:p text:style-name="P18">2.7A</text:p>
          </table:table-cell>
        </table:table-row>
        <table:table-row>
          <table:table-cell table:style-name="Tabelle1.A2" office:value-type="string">
            <text:p text:style-name="P5"><text:span text:style-name="T6">µ</text:span>C + capteurs <text:span text:style-name="T10">+ GPS + autre</text:span></text:p>
          </table:table-cell>
          <table:table-cell table:style-name="Tabelle1.A2" office:value-type="string">
            <text:p text:style-name="P5">3.3V</text:p>
          </table:table-cell>
          <table:table-cell table:style-name="Tabelle1.A2" office:value-type="string">
            <text:p text:style-name="P5"><text:span text:style-name="T9">500m</text:span>A</text:p>
          </table:table-cell>
          <table:table-cell table:style-name="Tabelle1.A2" office:value-type="string">
            <text:h text:style-name="P15" text:outline-level="1" text:is-list-header="true">R-78E3.3-0.<text:span text:style-name="T13">5</text:span></text:h>
          </table:table-cell>
          <table:table-cell table:style-name="Tabelle1.E2" office:value-type="string">
            <text:p text:style-name="P18">0.23A</text:p>
          </table:table-cell>
        </table:table-row>
      </table:table>
      <text:p text:style-name="P24">Fusible @ 11.1V : 6.3A</text:p>
      <text:p text:style-name="P3"/>
      <text:p text:style-name="P3"/>
      <text:p text:style-name="P3"/>
      <text:p text:style-name="P3"/>
      <text:p text:style-name="P3"><text:soft-page-break/>Liens :</text:p>
      <text:h text:style-name="P14" text:outline-level="1" text:is-list-header="true">OKI-78SR-5/1.5-W36-C : <text:a xlink:type="simple" xlink:href="https://fr.farnell.com/murata-power-solutions/oki-78sr-5-1-5-w36-c/convertisseur-dc-dc-7-5w-simple/dp/2102101?ost=OKI-78SR-5%2F1.5-W36-C&amp;dym=oki78sr+5+1.5+w36+c" text:style-name="Internet_20_link" text:visited-style-name="Visited_20_Internet_20_Link">https://fr.farnell.com/murata-power-solutions/oki-78sr-5-1-5-w36-c/convertisseur-dc-dc-7-5w-simple/dp/2102101?ost=OKI-78SR-5%2F1.5-W36-C&amp;dym=oki78sr+5+1.5+w36+c</text:a></text:h>
      <text:p text:style-name="P7">TOS06_12SIL : <text:a xlink:type="simple" xlink:href="https://fr.farnell.com/tracopower/tos-06-12sil/convertisseur-dc-dc-pol-6a-5v/dp/1007593?autoc=tos+06+12sil&amp;ost=TOS06_12SIL" text:style-name="Internet_20_link" text:visited-style-name="Visited_20_Internet_20_Link">https://fr.farnell.com/tracopower/tos-06-12sil/convertisseur-dc-dc-pol-6a-5v/dp/1007593?autoc=tos+06+12sil&amp;ost=TOS06_12SIL</text:a></text:p>
      <text:h text:style-name="P16" text:outline-level="1" text:is-list-header="true">R-78E3.3-0.<text:span text:style-name="T13">5 : </text:span><text:a xlink:type="simple" xlink:href="https://fr.farnell.com/recom-power/r-78e3-3-0-5/conv-dc-dc-3-3v-500ma-out-thru/dp/2218602" text:style-name="Internet_20_link" text:visited-style-name="Visited_20_Internet_20_Link"><text:span text:style-name="T13">https://fr.farnell.com/recom-power/r-78e3-3-0-5/conv-dc-dc-3-3v-500ma-out-thru/dp/2218602</text:span></text:a></text:h>
      <text:p text:style-name="P8"><text:span text:style-name="T13">LP2950-33LPE3 : </text:span><text:a xlink:type="simple" xlink:href="https://fr.farnell.com/texas-instruments/lp2950-33lpe3/regulateur-micrpwr-3-3v-sd-to92/dp/2436388?st=LP2950-33LPE3" text:style-name="Internet_20_link" text:visited-style-name="Visited_20_Internet_20_Link"><text:span text:style-name="T13">https://fr.farnell.com/texas-instruments/lp2950-33lpe3/regulateur-micrpwr-3-3v-sd-to92/dp/2436388?st=LP2950-33LPE3</text:span></text:a></text:p>
      <text:p text:style-name="P11"/>
      <text:p text:style-name="P9"><text:span text:style-name="T13">S</text:span>PI : <text:a xlink:type="simple" xlink:href="https://learn.sparkfun.com/tutorials/serial-peripheral-interface-spi/all" text:style-name="Internet_20_link" text:visited-style-name="Visited_20_Internet_20_Link">https://learn.sparkfun.com/tutorials/serial-peripheral-interface-spi/all</text:a></text:p>
      <text:p text:style-name="P9"><text:a xlink:type="simple" xlink:href="http://ww1.microchip.com/downloads/en/devicedoc/spi.pdf" text:style-name="Internet_20_link" text:visited-style-name="Visited_20_Internet_20_Link">http://ww1.microchip.com/downloads/en/devicedoc/spi.pdf</text:a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e249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0:14:52.087000000</meta:creation-date>
    <meta:generator>LibreOffice/6.2.3.2$Windows_X86_64 LibreOffice_project/aecc05fe267cc68dde00352a451aa867b3b546ac</meta:generator>
    <dc:date>2020-07-06T10:49:02.527000000</dc:date>
    <meta:editing-duration>P2DT15H32M1S</meta:editing-duration>
    <meta:editing-cycles>31</meta:editing-cycles>
    <meta:document-statistic meta:table-count="1" meta:image-count="0" meta:object-count="0" meta:page-count="2" meta:paragraph-count="49" meta:word-count="145" meta:character-count="1344" meta:non-whitespace-character-count="1263"/>
  </office:meta>
</office:document-meta>
</file>